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draw:frame draw:style-name="fr1" draw:name="Objekt2" text:anchor-type="paragraph" svg:x="1.508cm" svg:y="7.049cm" svg:width="16.819cm" svg:height="9.809cm" draw:z-index="2"><draw:object xlink:href="./Object 2" xlink:type="simple" xlink:show="embed" xlink:actuate="onLoad"/><draw:image xlink:href="./ObjectReplacements/Object 2" xlink:type="simple" xlink:show="embed" xlink:actuate="onLoad"/></draw:frame>2a</text:h>
      <text:p text:style-name="Text_20_body">TEXT</text:p>
      <text:h text:style-name="Heading_20_1" text:outline-level="1">2b</text:h>
      <text:p text:style-name="Text_20_body">ALG 1</text:p>
      <text:p text:style-name="Text_20_body"><draw:frame draw:style-name="fr2" draw:name="Objekt4" text:anchor-type="as-char" svg:y="-0.713cm" svg:width="5.262cm" svg:height="1.139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Text_20_body"/>
      <text:p text:style-name="Text_20_body"/>
      <text:p text:style-name="Text_20_body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ALG 2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Objekt1" text:anchor-type="paragraph" svg:x="0.466cm" svg:y="0.307cm" svg:width="16.709cm" svg:height="10.6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ALG 3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Objekt3" text:anchor-type="paragraph" svg:x="0.122cm" svg:y="0.048cm" svg:width="15.976cm" svg:height="9.006cm" draw:z-index="1"><draw:object xlink:href="./Object 3" xlink:type="simple" xlink:show="embed" xlink:actuate="onLoad"/><draw:image xlink:href="./ObjectReplacements/Object 3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Lab 1 TDA416 VT16</text:p>
        <text:p text:style-name="Header">Grupp 47</text:p>
        <text:p text:style-name="Header">Pontus Eriksson, 940410-7378, <text:a xlink:type="simple" xlink:href="mailto:ponerik@student.chalmers.se" text:style-name="Internet_20_link" text:visited-style-name="Visited_20_Internet_20_Link">ponerik@student.chalmers.se</text:a></text:p>
        <text:p text:style-name="Header">Robin Jansson, YYMMDD-XXXX, <text:a xlink:type="simple" xlink:href="mailto:robin.seriousmail@gmail.com" text:style-name="Internet_20_link" text:visited-style-name="Visited_20_Internet_20_Link">robin.seriousmail@gmail.com</text:a>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ontus Eriksson</meta:initial-creator>
    <meta:creation-date>2016-02-01T15:35:39.75</meta:creation-date>
    <meta:document-statistic meta:table-count="0" meta:image-count="0" meta:object-count="4" meta:page-count="4" meta:paragraph-count="11" meta:word-count="23" meta:character-count="162"/>
    <dc:date>2016-02-01T16:06:17.38</dc:date>
    <dc:creator>Pontus Eriksson</dc:creator>
    <meta:editing-duration>PT6M55S</meta:editing-duration>
    <meta:editing-cycles>1</meta:editing-cycles>
    <meta:generator>OpenOffice/4.1.1$Win32 OpenOffice.org_project/411m6$Build-977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6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106">
      <style:chart-properties chart:symbol-type="named-symbol" chart:symbol-name="diamond" chart:symbol-width="0.25cm" chart:symbol-height="0.25cm" chart:link-data-style-to-source="false" chart:regression-type="power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svg:stroke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709cm" svg:height="10.639cm" xlink:href="." xlink:type="simple" chart:class="chart:scatter" chart:style-name="ch1">
        <chart:legend chart:legend-position="end" svg:x="12.428cm" svg:y="4.483cm" style:legend-expansion="high" chart:style-name="ch2"/>
        <chart:plot-area chart:style-name="ch3" chart:data-source-has-labels="both" svg:x="0.784cm" svg:y="0.983cm" svg:width="10.976cm" svg:height="9.024cm">
          <chartooo:coordinate-region svg:x="1.591cm" svg:y="1.196cm" svg:width="9.797cm" svg:height="8.138cm"/>
          <chart:axis chart:dimension="x" chart:name="primary-x" chart:style-name="ch4" chartooo:axis-type="auto"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series chart:style-name="ch7" chart:values-cell-range-address="local-table.$D$2:.$D$7" chart:label-cell-address="local-table.$D$1" chart:class="chart:scatter">
            <chart:regression-curve chart:style-name="ch8">
              <chart:equation/>
            </chart:regression-curve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lg2</text:p>
              </table:table-cell>
              <table:table-cell office:value-type="string">
                <text:p>Alg2 se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">
                <text:p>64</text:p>
              </table:table-cell>
              <table:table-cell office:value-type="float" office:value="0.263">
                <text:p>0.263</text:p>
              </table:table-cell>
              <table:table-cell office:value-type="float" office:value="0.250487712030854">
                <text:p>0.25048771203085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8">
                <text:p>128</text:p>
              </table:table-cell>
              <table:table-cell office:value-type="float" office:value="0.984">
                <text:p>0.984</text:p>
              </table:table-cell>
              <table:table-cell office:value-type="float" office:value="0.979179237938792">
                <text:p>0.9791792379387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6">
                <text:p>256</text:p>
              </table:table-cell>
              <table:table-cell office:value-type="float" office:value="3.965">
                <text:p>3.965</text:p>
              </table:table-cell>
              <table:table-cell office:value-type="float" office:value="3.8715240638503">
                <text:p>3.87152406385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2">
                <text:p>512</text:p>
              </table:table-cell>
              <table:table-cell office:value-type="float" office:value="15.916">
                <text:p>15.916</text:p>
              </table:table-cell>
              <table:table-cell office:value-type="float" office:value="15.3960608120559">
                <text:p>15.39606081205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24">
                <text:p>1024</text:p>
              </table:table-cell>
              <table:table-cell office:value-type="float" office:value="61.595">
                <text:p>61.595</text:p>
              </table:table-cell>
              <table:table-cell office:value-type="float" office:value="61.4045226939971">
                <text:p>61.40452269399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48">
                <text:p>2048</text:p>
              </table:table-cell>
              <table:table-cell office:value-type="float" office:value="245.259">
                <text:p>245.259</text:p>
              </table:table-cell>
              <table:table-cell office:value-type="float" office:value="245.259">
                <text:p>245.2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6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106">
      <style:chart-properties chart:symbol-type="named-symbol" chart:symbol-name="diamond" chart:symbol-width="0.25cm" chart:symbol-height="0.25cm" chart:link-data-style-to-source="false" chart:regression-type="power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svg:stroke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818cm" svg:height="9.808cm" xlink:href="." xlink:type="simple" chart:class="chart:scatter" chart:style-name="ch1">
        <chart:legend chart:legend-position="end" svg:x="12.537cm" svg:y="4.068cm" style:legend-expansion="high" chart:style-name="ch2"/>
        <chart:plot-area chart:style-name="ch3" chart:data-source-has-labels="both" svg:x="-0.313cm" svg:y="0.286cm" svg:width="13.434cm" svg:height="9.19cm">
          <chartooo:coordinate-region svg:x="0.494cm" svg:y="0.499cm" svg:width="12.347cm" svg:height="8.304cm"/>
          <chart:axis chart:dimension="x" chart:name="primary-x" chart:style-name="ch4" chartooo:axis-type="auto">
            <chart:categories table:cell-range-address="local-table.$A$2:.$A$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4" chart:label-cell-address="local-table.$C$1" chart:class="chart:scatter">
            <chart:domain table:cell-range-address="local-table.$B$2:.$B$4"/>
            <chart:data-point chart:repeated="3"/>
          </chart:series>
          <chart:series chart:style-name="ch7" chart:values-cell-range-address="local-table.$D$2:.$D$4" chart:label-cell-address="local-table.$D$1" chart:class="chart:scatter">
            <chart:regression-curve chart:style-name="ch8">
              <chart:equation/>
            </chart:regression-curve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lg1</text:p>
              </table:table-cell>
              <table:table-cell office:value-type="string">
                <text:p>Alg1 se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">
                <text:p>64</text:p>
              </table:table-cell>
              <table:table-cell office:value-type="float" office:value="5.478">
                <text:p>5.478</text:p>
              </table:table-cell>
              <table:table-cell office:value-type="float" office:value="4.15789053839185">
                <text:p>4.1578905383918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8">
                <text:p>128</text:p>
              </table:table-cell>
              <table:table-cell office:value-type="float" office:value="30.053">
                <text:p>30.053</text:p>
              </table:table-cell>
              <table:table-cell office:value-type="float" office:value="31.7793723239638">
                <text:p>31.77937232396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6">
                <text:p>256</text:p>
              </table:table-cell>
              <table:table-cell office:value-type="float" office:value="248.424">
                <text:p>248.424</text:p>
              </table:table-cell>
              <table:table-cell office:value-type="float" office:value="248.424">
                <text:p>248.4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6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106">
      <style:chart-properties chart:symbol-type="named-symbol" chart:symbol-name="diamond" chart:symbol-width="0.25cm" chart:symbol-height="0.25cm" chart:link-data-style-to-source="false" chart:regression-type="power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svg:stroke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75cm" svg:height="9.006cm" xlink:href="." xlink:type="simple" chart:class="chart:scatter" chart:style-name="ch1">
        <chart:legend chart:legend-position="end" svg:x="11.694cm" svg:y="3.667cm" style:legend-expansion="high" chart:style-name="ch2"/>
        <chart:plot-area chart:style-name="ch3" chart:data-source-has-labels="both" svg:x="0.769cm" svg:y="0.855cm" svg:width="10.287cm" svg:height="7.551cm">
          <chartooo:coordinate-region svg:x="1.496cm" svg:y="1.068cm" svg:width="9.188cm" svg:height="6.665cm"/>
          <chart:axis chart:dimension="x" chart:name="primary-x" chart:style-name="ch4" chartooo:axis-type="auto">
            <chart:categories table:cell-range-address="local-table.$A$2:.$A$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series chart:style-name="ch7" chart:values-cell-range-address="local-table.$D$2:.$D$8" chart:label-cell-address="local-table.$D$1" chart:class="chart:scatter">
            <chart:regression-curve chart:style-name="ch8">
              <chart:equation/>
            </chart:regression-curve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lg3</text:p>
              </table:table-cell>
              <table:table-cell office:value-type="string">
                <text:p>Alg3 se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">
                <text:p>64</text:p>
              </table:table-cell>
              <table:table-cell office:value-type="float" office:value="0.025">
                <text:p>0.025</text:p>
              </table:table-cell>
              <table:table-cell office:value-type="float" office:value="0.0177690993409812">
                <text:p>0.017769099340981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8">
                <text:p>128</text:p>
              </table:table-cell>
              <table:table-cell office:value-type="float" office:value="0.039">
                <text:p>0.039</text:p>
              </table:table-cell>
              <table:table-cell office:value-type="float" office:value="0.0352648279228704">
                <text:p>0.03526482792287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6">
                <text:p>256</text:p>
              </table:table-cell>
              <table:table-cell office:value-type="float" office:value="0.079">
                <text:p>0.079</text:p>
              </table:table-cell>
              <table:table-cell office:value-type="float" office:value="0.0702562850866488">
                <text:p>0.07025628508664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2">
                <text:p>512</text:p>
              </table:table-cell>
              <table:table-cell office:value-type="float" office:value="0.15">
                <text:p>0.15</text:p>
              </table:table-cell>
              <table:table-cell office:value-type="float" office:value="0.140239199414206">
                <text:p>0.1402391994142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24">
                <text:p>1024</text:p>
              </table:table-cell>
              <table:table-cell office:value-type="float" office:value="0.291">
                <text:p>0.291</text:p>
              </table:table-cell>
              <table:table-cell office:value-type="float" office:value="0.280205028069319">
                <text:p>0.2802050280693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48">
                <text:p>2048</text:p>
              </table:table-cell>
              <table:table-cell office:value-type="float" office:value="0.569">
                <text:p>0.569</text:p>
              </table:table-cell>
              <table:table-cell office:value-type="float" office:value="0.560136685379546">
                <text:p>0.5601366853795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96">
                <text:p>4096</text:p>
              </table:table-cell>
              <table:table-cell office:value-type="float" office:value="1.12">
                <text:p>1.12</text:p>
              </table:table-cell>
              <table:table-cell office:value-type="float" office:value="1.12">
                <text:p>1.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math xmlns="http://www.w3.org/1998/Math/MathML">
  <semantics>
    <mrow>
      <mrow>
        <mrow>
          <munderover>
            <mo stretchy="false">∑</mo>
            <mrow>
              <mi>i</mi>
              <mo stretchy="false">=</mo>
              <mn>0</mn>
            </mrow>
            <mi>a</mi>
          </munderover>
          <mrow>
            <munderover>
              <mo stretchy="false">∑</mo>
              <mrow>
                <mi>j</mi>
                <mo stretchy="false">=</mo>
                <mi>i</mi>
              </mrow>
              <mi>a</mi>
            </munderover>
            <mrow>
              <munderover>
                <mo stretchy="false">∑</mo>
                <mrow>
                  <mi>k</mi>
                  <mo stretchy="false">=</mo>
                  <mi>i</mi>
                </mrow>
                <mi>j</mi>
              </munderover>
              <mn>1</mn>
            </mrow>
          </mrow>
        </mrow>
        <mo stretchy="false">=</mo>
        <mrow>
          <mrow>
            <mrow>
              <mfrac>
                <msup>
                  <mi>n</mi>
                  <mn>3</mn>
                </msup>
                <mn>6</mn>
              </mfrac>
              <mo stretchy="false">+</mo>
              <msup>
                <mi>n</mi>
                <mn>2</mn>
              </msup>
            </mrow>
            <mo stretchy="false">+</mo>
            <mfrac>
              <mn>11n</mn>
              <mn>6</mn>
            </mfrac>
          </mrow>
          <mo stretchy="false">+</mo>
          <mn>1</mn>
        </mrow>
      </mrow>
    </mrow>
    <annotation encoding="StarMath 5.0">sum from i=0 to a sum from j=i to a sum from k=i to j 1 = n^3 over 6 + n^2 + 11n over 6 + 1</annotation>
  </semantics>
</math>
</file>